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B0000016FD685F44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cm" svg:height="19.8cm" svg:x="0.6cm" svg:y="0.8cm">
          <draw:image xlink:href="Pictures/10000000000001BB0000016FD685F4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1T17:53:36</meta:creation-date>
    <dc:date>2014-10-11T17:54:40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